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s>
      <text:p text:style-name="OrgTitle"><text:title>Hurricane Proposal</text:title></text:p>
      <text:p text:style-name="OrgTitle"/>
      <text:p text:style-name="OrgSubtitle"><text:initial-creator>Hal Henke</text:initial-creator></text:p>
      <text:p text:style-name="OrgSubtitle"/>
      <text:p text:style-name="OrgSubtitle"><text:date style:data-style-name="N75" text:date-value="2012-12-10T12:00:51+11:00">10 Dec 2012</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Upgrades to Ruby Core</text:a></text:p>
          <text:p text:style-name="Contents_20_2"><text:a xlink:type="simple" xlink:href="#sec-1-1">1.1. When do things get unsupported?</text:a></text:p>
          <text:p text:style-name="Contents_20_2"><text:a xlink:type="simple" xlink:href="#sec-1-2">1.2. Reommendation</text:a></text:p>
          <text:p text:style-name="Contents_20_1"><text:a xlink:type="simple" xlink:href="#sec-2">2. Upgrades to Rails Core</text:a></text:p>
          <text:p text:style-name="Contents_20_2"><text:a xlink:type="simple" xlink:href="#sec-2-1">2.1. 2.3.x Changes</text:a></text:p>
          <text:p text:style-name="Contents_20_3"><text:a xlink:type="simple" xlink:href="#sec-2-1-1">2.1.1. 2.3.9</text:a></text:p>
          <text:p text:style-name="Contents_20_3"><text:a xlink:type="simple" xlink:href="#sec-2-1-2">2.1.2. 2.3.10</text:a></text:p>
          <text:p text:style-name="Contents_20_3"><text:a xlink:type="simple" xlink:href="#sec-2-1-3">2.1.3. 2.3.11</text:a></text:p>
          <text:p text:style-name="Contents_20_3"><text:a xlink:type="simple" xlink:href="#sec-2-1-4">2.1.4. 2.3.12</text:a></text:p>
          <text:p text:style-name="Contents_20_3"><text:a xlink:type="simple" xlink:href="#sec-2-1-5">2.1.5. 2.3.13</text:a></text:p>
          <text:p text:style-name="Contents_20_3"><text:a xlink:type="simple" xlink:href="#sec-2-1-6">2.1.6. 2.3.14</text:a></text:p>
          <text:p text:style-name="Contents_20_2"><text:a xlink:type="simple" xlink:href="#sec-2-2">2.2. When do things get unsupported?</text:a></text:p>
          <text:p text:style-name="Contents_20_2"><text:a xlink:type="simple" xlink:href="#sec-2-3">2.3. Recommendation</text:a></text:p>
          <text:p text:style-name="Contents_20_1"><text:a xlink:type="simple" xlink:href="#sec-3">3. Gems</text:a></text:p>
          <text:p text:style-name="Contents_20_2"><text:a xlink:type="simple" xlink:href="#sec-3-1">3.1. Clear out unused gems? Uninstall?</text:a></text:p>
          <text:p text:style-name="Contents_20_2"><text:a xlink:type="simple" xlink:href="#sec-3-2">3.2. Rake</text:a></text:p>
          <text:p text:style-name="Contents_20_3"><text:a xlink:type="simple" xlink:href="#sec-3-2-1">3.2.1. Why Upgrade?</text:a></text:p>
          <text:p text:style-name="Contents_20_3"><text:a xlink:type="simple" xlink:href="#sec-3-2-2">3.2.2. Why not upgrade?</text:a></text:p>
          <text:p text:style-name="Contents_20_3"><text:a xlink:type="simple" xlink:href="#sec-3-2-3">3.2.3. Plugins</text:a></text:p>
          <text:p text:style-name="Contents_20_3"><text:a xlink:type="simple" xlink:href="#sec-3-2-4">3.2.4. Compromise</text:a></text:p>
          <text:p text:style-name="Contents_20_1"><text:a xlink:type="simple" xlink:href="#sec-4">4. Upgrades to vendor plugins</text:a></text:p>
          <text:p text:style-name="Contents_20_2"><text:a xlink:type="simple" xlink:href="#sec-4-1">4.1. Reommendation</text:a></text:p>
          <text:p text:style-name="Contents_20_1"><text:a xlink:type="simple" xlink:href="#sec-5">5. Use bundler</text:a></text:p>
          <text:p text:style-name="Contents_20_2"><text:a xlink:type="simple" xlink:href="#sec-5-1">5.1. Advantages</text:a></text:p>
          <text:p text:style-name="Contents_20_3"><text:a xlink:type="simple" xlink:href="#sec-5-1-1">5.1.1. Standardise Deployments across Catalyst developers</text:a></text:p>
          <text:p text:style-name="Contents_20_3"><text:a xlink:type="simple" xlink:href="#sec-5-1-2">5.1.2. Lockdown a working environment</text:a></text:p>
          <text:p text:style-name="Contents_20_3"><text:a xlink:type="simple" xlink:href="#sec-5-1-3">5.1.3. Ease the pain of any future upgrading</text:a></text:p>
          <text:p text:style-name="Contents_20_3"><text:a xlink:type="simple" xlink:href="#sec-5-1-4">5.1.4. Relatively simple transition away from vendor/plugins</text:a></text:p>
          <text:p text:style-name="Contents_20_1"><text:a xlink:type="simple" xlink:href="#sec-6">6. Testing</text:a></text:p>
          <text:p text:style-name="Contents_20_2"><text:a xlink:type="simple" xlink:href="#sec-6-1">6.1. Recommendation</text:a></text:p>
          <text:p text:style-name="Contents_20_1"><text:a xlink:type="simple" xlink:href="#sec-7">7. Fix Major Bugs</text:a></text:p>
          <text:p text:style-name="Contents_20_1"><text:a xlink:type="simple" xlink:href="#sec-8">8. Deprecated Features</text:a></text:p>
          <text:p text:style-name="Contents_20_2"><text:a xlink:type="simple" xlink:href="#sec-8-1">8.1. Ruby</text:a></text:p>
          <text:p text:style-name="Contents_20_3"><text:a xlink:type="simple" xlink:href="#sec-8-1-1">8.1.1. 1.8.7 to 1.9.3</text:a></text:p>
          <text:p text:style-name="Contents_20_2"><text:a xlink:type="simple" xlink:href="#sec-8-2">8.2. Rails</text:a></text:p>
          <text:p text:style-name="Contents_20_2"><text:a xlink:type="simple" xlink:href="#sec-8-3">8.3. Rake</text:a></text:p>
          <text:p text:style-name="Contents_20_3"><text:a xlink:type="simple" xlink:href="#sec-8-3-1">8.3.1. 0.9 to 10.0 - deprecated to unsuported</text:a></text:p>
          <text:p text:style-name="Contents_20_3"><text:a xlink:type="simple" xlink:href="#sec-8-3-2">8.3.2. 0.8.7 to 0.9 - Some stuff deprecated</text:a></text:p>
          <text:p text:style-name="Contents_20_1"><text:a xlink:type="simple" xlink:href="#sec-9">9. Time Breakdown</text:a></text:p>
          <text:p text:style-name="Contents_20_1"><text:a xlink:type="simple" xlink:href="#sec-10">10. Plugins Notes</text:a></text:p>
          <text:p text:style-name="Contents_20_2"><text:a xlink:type="simple" xlink:href="#sec-10-1">10.1. acts<text:span text:style-name="OrgSubscript">as</text:span><text:span text:style-name="OrgSubscript">audited</text:span></text:a></text:p>
          <text:p text:style-name="Contents_20_3"><text:a xlink:type="simple" xlink:href="#sec-10-1-1">10.1.1. What It Does</text:a></text:p>
          <text:p text:style-name="Contents_20_3"><text:a xlink:type="simple" xlink:href="#sec-10-1-2">10.1.2. Current Status</text:a></text:p>
          <text:p text:style-name="Contents_20_2"><text:a xlink:type="simple" xlink:href="#sec-10-2">10.2. acts<text:span text:style-name="OrgSubscript">as</text:span><text:span text:style-name="OrgSubscript">list</text:span></text:a></text:p>
          <text:p text:style-name="Contents_20_3"><text:a xlink:type="simple" xlink:href="#sec-10-2-1">10.2.1. What It Does</text:a></text:p>
          <text:p text:style-name="Contents_20_3"><text:a xlink:type="simple" xlink:href="#sec-10-2-2">10.2.2. Current Status</text:a></text:p>
          <text:p text:style-name="Contents_20_2"><text:a xlink:type="simple" xlink:href="#sec-10-3">10.3. acts<text:span text:style-name="OrgSubscript">as</text:span><text:span text:style-name="OrgSubscript">tree</text:span></text:a></text:p>
          <text:p text:style-name="Contents_20_3"><text:a xlink:type="simple" xlink:href="#sec-10-3-1">10.3.1. What It Does</text:a></text:p>
          <text:p text:style-name="Contents_20_3"><text:a xlink:type="simple" xlink:href="#sec-10-3-2">10.3.2. Current Status</text:a></text:p>
          <text:p text:style-name="Contents_20_2"><text:a xlink:type="simple" xlink:href="#sec-10-4">10.4. acts<text:span text:style-name="OrgSubscript">as</text:span><text:span text:style-name="OrgSubscript">tsearch</text:span></text:a></text:p>
          <text:p text:style-name="Contents_20_3"><text:a xlink:type="simple" xlink:href="#sec-10-4-1">10.4.1. What It Does</text:a></text:p>
          <text:p text:style-name="Contents_20_3"><text:a xlink:type="simple" xlink:href="#sec-10-4-2">10.4.2. Current Status</text:a></text:p>
          <text:p text:style-name="Contents_20_2"><text:a xlink:type="simple" xlink:href="#sec-10-5">10.5. country<text:span text:style-name="OrgSubscript">select</text:span></text:a></text:p>
          <text:p text:style-name="Contents_20_3"><text:a xlink:type="simple" xlink:href="#sec-10-5-1">10.5.1. What It Does</text:a></text:p>
          <text:p text:style-name="Contents_20_3"><text:a xlink:type="simple" xlink:href="#sec-10-5-2">10.5.2. Current Status</text:a></text:p>
          <text:p text:style-name="Contents_20_2"><text:a xlink:type="simple" xlink:href="#sec-10-6">10.6. db<text:span text:style-name="OrgSubscript">populate</text:span></text:a></text:p>
          <text:p text:style-name="Contents_20_2"><text:a xlink:type="simple" xlink:href="#sec-10-7">10.7. declarative<text:span text:style-name="OrgSubscript">authorization</text:span></text:a></text:p>
          <text:p text:style-name="Contents_20_3"><text:a xlink:type="simple" xlink:href="#sec-10-7-1">10.7.1. What It Does</text:a></text:p>
          <text:p text:style-name="Contents_20_3"><text:a xlink:type="simple" xlink:href="#sec-10-7-2">10.7.2. Current Status</text:a></text:p>
          <text:p text:style-name="Contents_20_2"><text:a xlink:type="simple" xlink:href="#sec-10-8">10.8. default<text:span text:style-name="OrgSubscript">value</text:span><text:span text:style-name="OrgSubscript">for</text:span></text:a></text:p>
          <text:p text:style-name="Contents_20_3"><text:a xlink:type="simple" xlink:href="#sec-10-8-1">10.8.1. What It Does</text:a></text:p>
          <text:p text:style-name="Contents_20_3"><text:a xlink:type="simple" xlink:href="#sec-10-8-2">10.8.2. Current Status</text:a></text:p>
          <text:p text:style-name="Contents_20_2"><text:a xlink:type="simple" xlink:href="#sec-10-9">10.9. delayed<text:span text:style-name="OrgSubscript">job</text:span></text:a></text:p>
          <text:p text:style-name="Contents_20_3"><text:a xlink:type="simple" xlink:href="#sec-10-9-1">10.9.1. What It Does</text:a></text:p>
          <text:p text:style-name="Contents_20_2"><text:a xlink:type="simple" xlink:href="#sec-10-10">10.10. exception<text:span text:style-name="OrgSubscript">notification</text:span></text:a></text:p>
          <text:p text:style-name="Contents_20_3"><text:a xlink:type="simple" xlink:href="#sec-10-10-1">10.10.1. What It Does</text:a></text:p>
          <text:p text:style-name="Contents_20_3"><text:a xlink:type="simple" xlink:href="#sec-10-10-2">10.10.2. Current Status</text:a></text:p>
          <text:p text:style-name="Contents_20_2"><text:a xlink:type="simple" xlink:href="#sec-10-11">10.11. localized<text:span text:style-name="OrgSubscript">dates</text:span></text:a></text:p>
          <text:p text:style-name="Contents_20_3"><text:a xlink:type="simple" xlink:href="#sec-10-11-1">10.11.1. What It Does</text:a></text:p>
          <text:p text:style-name="Contents_20_3"><text:a xlink:type="simple" xlink:href="#sec-10-11-2">10.11.2. Current Status</text:a></text:p>
          <text:p text:style-name="Contents_20_2"><text:a xlink:type="simple" xlink:href="#sec-10-12">10.12. restful<text:span text:style-name="OrgSubscript">authentication</text:span></text:a></text:p>
          <text:p text:style-name="Contents_20_3"><text:a xlink:type="simple" xlink:href="#sec-10-12-1">10.12.1. What It Does</text:a></text:p>
          <text:p text:style-name="Contents_20_3"><text:a xlink:type="simple" xlink:href="#sec-10-12-2">10.12.2. Current Status</text:a></text:p>
          <text:p text:style-name="Contents_20_2"><text:a xlink:type="simple" xlink:href="#sec-10-13">10.13. theme<text:span text:style-name="OrgSubscript">support</text:span></text:a></text:p>
          <text:p text:style-name="Contents_20_3"><text:a xlink:type="simple" xlink:href="#sec-10-13-1">10.13.1. What It Does</text:a></text:p>
          <text:p text:style-name="Contents_20_3"><text:a xlink:type="simple" xlink:href="#sec-10-13-2">10.13.2. Current Status</text:a></text:p>
          <text:p text:style-name="Contents_20_2"><text:a xlink:type="simple" xlink:href="#sec-10-14">10.14. tiny<text:span text:style-name="OrgSubscript">mce</text:span></text:a></text:p>
          <text:p text:style-name="Contents_20_3"><text:a xlink:type="simple" xlink:href="#sec-10-14-1">10.14.1. What It Does</text:a></text:p>
          <text:p text:style-name="Contents_20_3"><text:a xlink:type="simple" xlink:href="#sec-10-14-2">10.14.2. Current Status</text:a></text:p>
          <text:p text:style-name="Contents_20_2"><text:a xlink:type="simple" xlink:href="#sec-10-15">10.15. unobtrusive</text:a></text:p>
          <text:p text:style-name="Contents_20_3"><text:a xlink:type="simple" xlink:href="#sec-10-15-1">10.15.1. What It Does</text:a></text:p>
          <text:p text:style-name="Contents_20_3"><text:a xlink:type="simple" xlink:href="#sec-10-15-2">10.15.2. Current Status</text:a></text:p>
        </text:index-body>
      </text:table-of-content>
      <text:h text:style-name="Heading_20_1" text:outline-level="1"><text:bookmark-start text:name="OrgXref.sec-1"/><text:bookmark text:name="sec-1"/>Upgrades to Ruby Core<text:bookmark-end text:name="OrgXref.sec-1"/></text:h>
      <text:p text:style-name="Text_20_body">

Currently at: 
ruby 1.8.7 (2009-06-12 patchlevel 174) Ruby Enterprise Edition 2009.10 

</text:p>
      <text:p text:style-name="Text_20_body">

Git repository for Enterprise Edition
<text:a xlink:type="simple" xlink:href="https://github.com/FooBarWidget/rubyenterpriseedition187-330">https://github.com/FooBarWidget/rubyenterpriseedition187-330</text:a>

</text:p>
      <text:h text:style-name="Heading_20_2" text:outline-level="2"><text:bookmark-start text:name="OrgXref.sec-1-1"/><text:bookmark text:name="sec-1-1"/>When do things get unsupported?<text:bookmark-end text:name="OrgXref.sec-1-1"/></text:h>
      <text:p text:style-name="Text_20_body">

Ruby 2.0 expected Feb 2013. First preview released recently.

</text:p>
      <text:h text:style-name="Heading_20_2" text:outline-level="2"><text:bookmark-start text:name="OrgXref.sec-1-2"/><text:bookmark text:name="sec-1-2"/>Reommendation<text:bookmark-end text:name="OrgXref.sec-1-2"/></text:h>
      <text:p text:style-name="Text_20_body">
Should  move to 1.8.7 latest:
Ruby Enterprise Edition 1.8.7 2012.02

</text:p>
      <text:p text:style-name="Text_20_body">

Shouldn't move to 1.9.* unless upgrading to Rails 3

</text:p>
      <text:h text:style-name="Heading_20_1" text:outline-level="1"><text:bookmark-start text:name="OrgXref.sec-2"/><text:bookmark text:name="sec-2"/>Upgrades to Rails Core<text:bookmark-end text:name="OrgXref.sec-2"/></text:h>
      <text:p text:style-name="Text_20_body">

Currently on 2.3.8

</text:p>
      <text:h text:style-name="Heading_20_2" text:outline-level="2"><text:bookmark-start text:name="OrgXref.sec-2-1"/><text:bookmark text:name="sec-2-1"/>2.3.x Changes<text:bookmark-end text:name="OrgXref.sec-2-1"/></text:h>
      <text:h text:style-name="Heading_20_3" text:outline-level="3"><text:bookmark-start text:name="OrgXref.sec-2-1-1"/><text:bookmark text:name="sec-2-1-1"/>2.3.9<text:bookmark-end text:name="OrgXref.sec-2-1-1"/></text:h>
      <text:list text:continue-numbering="false" text:style-name="OrgBulletedList">
        <text:list-item>
          <text:p text:style-name="Text_20_body">
introduces deprecation warnings for Rails 3

</text:p>
        </text:list-item>
      </text:list>
      <text:h text:style-name="Heading_20_3" text:outline-level="3"><text:bookmark-start text:name="OrgXref.sec-2-1-2"/><text:bookmark text:name="sec-2-1-2"/>2.3.10<text:bookmark-end text:name="OrgXref.sec-2-1-2"/></text:h>
      <text:list text:continue-numbering="false" text:style-name="OrgBulletedList">
        <text:list-item>
          <text:p text:style-name="Text_20_body">
minor release

</text:p>
        </text:list-item>
        <text:list-item>
          <text:p text:style-name="Text_20_body">
mainly resolves security bug from 2.3.9

</text:p>
        </text:list-item>
      </text:list>
      <text:h text:style-name="Heading_20_3" text:outline-level="3"><text:bookmark-start text:name="OrgXref.sec-2-1-3"/><text:bookmark text:name="sec-2-1-3"/>2.3.11<text:bookmark-end text:name="OrgXref.sec-2-1-3"/></text:h>
      <text:list text:continue-numbering="false" text:style-name="OrgBulletedList">
        <text:list-item>
          <text:p text:style-name="Text_20_body">
bugfixes

</text:p>
        </text:list-item>
        <text:list-item>
          <text:p text:style-name="Text_20_body">
Adresses a bug in cross site request forgery protection

</text:p>
        </text:list-item>
      </text:list>
      <text:h text:style-name="Heading_20_3" text:outline-level="3"><text:bookmark-start text:name="OrgXref.sec-2-1-4"/><text:bookmark text:name="sec-2-1-4"/>2.3.12<text:bookmark-end text:name="OrgXref.sec-2-1-4"/></text:h>
      <text:list text:continue-numbering="false" text:style-name="OrgBulletedList">
        <text:list-item>
          <text:p text:style-name="Text_20_body">
Fix compatibility issues with RubyGems 1.8.5

</text:p>
        </text:list-item>
      </text:list>
      <text:h text:style-name="Heading_20_3" text:outline-level="3"><text:bookmark-start text:name="OrgXref.sec-2-1-5"/><text:bookmark text:name="sec-2-1-5"/>2.3.13<text:bookmark-end text:name="OrgXref.sec-2-1-5"/></text:h>
      <text:list text:continue-numbering="false" text:style-name="OrgBulletedList">
        <text:list-item>





</text:list-item>
      </text:list>
      <text:h text:style-name="Heading_20_3" text:outline-level="3"><text:bookmark-start text:name="OrgXref.sec-2-1-6"/><text:bookmark text:name="sec-2-1-6"/>2.3.14<text:bookmark-end text:name="OrgXref.sec-2-1-6"/></text:h>
      <text:list text:continue-numbering="false" text:style-name="OrgBulletedList">
        <text:list-item>
          <text:p text:style-name="Text_20_body">
Security Fixes

</text:p>
        </text:list-item>
        <text:list-item>
          <text:p text:style-name="Text_20_body">
Bugfixes

</text:p>
        </text:list-item>
      </text:list>
      <text:h text:style-name="Heading_20_2" text:outline-level="2"><text:bookmark-start text:name="OrgXref.sec-2-2"/><text:bookmark text:name="sec-2-2"/>When do things get unsupported?<text:bookmark-end text:name="OrgXref.sec-2-2"/></text:h>
      <text:p text:style-name="Text_20_body">
Rails 2.3.14 (August 2011) is the last release AFAIK and there appears to be no more active development on the Rails 2.3.x branch (March 2012 latest)

</text:p>
      <text:h text:style-name="Heading_20_2" text:outline-level="2"><text:bookmark-start text:name="OrgXref.sec-2-3"/><text:bookmark text:name="sec-2-3"/>Recommendation<text:bookmark-end text:name="OrgXref.sec-2-3"/></text:h>
      <text:p text:style-name="Text_20_body">
Recommend move to latest version on 2.3.14 branch
Should be relatively painless and will at least bring in later bug and security fixes.
Move to 2.3.9+ will also give deprecation warnings that are relevant to change to any later change to Rails 3.x

</text:p>
      <text:h text:style-name="Heading_20_1" text:outline-level="1"><text:bookmark-start text:name="OrgXref.sec-3"/><text:bookmark text:name="sec-3"/>Gems<text:bookmark-end text:name="OrgXref.sec-3"/></text:h>
      <text:h text:style-name="Heading_20_2" text:outline-level="2"><text:bookmark-start text:name="OrgXref.sec-3-1"/><text:bookmark text:name="sec-3-1"/>Clear out unused gems? Uninstall?<text:bookmark-end text:name="OrgXref.sec-3-1"/></text:h>
      <text:list text:continue-numbering="false" text:style-name="OrgBulletedList">
        <text:list-item>
          <text:p text:style-name="Text_20_body">
No need to worry about this Bundler + Gemfile will take care of it.

</text:p>
        </text:list-item>
      </text:list>
      <text:h text:style-name="Heading_20_2" text:outline-level="2"><text:bookmark-start text:name="OrgXref.sec-3-2"/><text:bookmark text:name="sec-3-2"/>Rake<text:bookmark-end text:name="OrgXref.sec-3-2"/></text:h>
      <text:h text:style-name="Heading_20_3" text:outline-level="3"><text:bookmark-start text:name="OrgXref.sec-3-2-1"/><text:bookmark text:name="sec-3-2-1"/>Why Upgrade?<text:bookmark-end text:name="OrgXref.sec-3-2-1"/></text:h>
      <text:list text:continue-numbering="false" text:style-name="OrgBulletedList">
        <text:list-item>
          <text:p text:style-name="Text_20_body">
Rake is fundamental and a dependecy of most gems and plugins.

</text:p>
        </text:list-item>
        <text:list-item>
          <text:p text:style-name="Text_20_body">
<text:span text:style-name="Emphasis">Should</text:span> be fairly minor syntactic changes.

</text:p>
        </text:list-item>
        <text:list-item>
          <text:p text:style-name="Text_20_body">
Our old Rake version almost certainly wont play nicely with any new Gems that we may one day have to add.

</text:p>
        </text:list-item>
      </text:list>
      <text:h text:style-name="Heading_20_3" text:outline-level="3"><text:bookmark-start text:name="OrgXref.sec-3-2-2"/><text:bookmark text:name="sec-3-2-2"/>Why not upgrade?<text:bookmark-end text:name="OrgXref.sec-3-2-2"/></text:h>
      <text:list text:continue-numbering="false" text:style-name="OrgBulletedList">
        <text:list-item>
          <text:p text:style-name="Text_20_body">
Pretty much everything has some Rake integration - particularly the vendor/plugins. 

</text:p>
        </text:list-item>
        <text:list-item>
          <text:p text:style-name="Text_20_body">
Though changes <text:span text:style-name="Emphasis">should</text:span> be small syntax substitutions they will be scattered throughout many parts of the app.

</text:p>
        </text:list-item>
      </text:list>
      <text:h text:style-name="Heading_20_3" text:outline-level="3"><text:bookmark-start text:name="OrgXref.sec-3-2-3"/><text:bookmark text:name="sec-3-2-3"/>Plugins<text:bookmark-end text:name="OrgXref.sec-3-2-3"/></text:h>
      <text:p text:style-name="Text_20_body">
    These use 0.8.7 syntax e.g. tiny<text:span text:style-name="OrgSubscript">mce</text:span>

</text:p>
      <text:h text:style-name="Heading_20_3" text:outline-level="3"><text:bookmark-start text:name="OrgXref.sec-3-2-4"/><text:bookmark text:name="sec-3-2-4"/>Compromise<text:bookmark-end text:name="OrgXref.sec-3-2-4"/></text:h>
      <text:list text:continue-numbering="false" text:style-name="OrgBulletedList">
        <text:list-item>
          <text:p text:style-name="Text_20_body">
Upgrade to 0.9.3

</text:p>
        </text:list-item>
        <text:list-item>
          <text:p text:style-name="Text_20_body">
This will give deprecation warnings for old syntax but should accept new syntax.

</text:p>
        </text:list-item>
      </text:list>
      <text:h text:style-name="Heading_20_1" text:outline-level="1"><text:bookmark-start text:name="OrgXref.sec-4"/><text:bookmark text:name="sec-4"/>Upgrades to vendor plugins<text:bookmark-end text:name="OrgXref.sec-4"/></text:h>
      <text:h text:style-name="Heading_20_2" text:outline-level="2"><text:bookmark-start text:name="OrgXref.sec-4-1"/><text:bookmark text:name="sec-4-1"/>Reommendation<text:bookmark-end text:name="OrgXref.sec-4-1"/></text:h>
      <text:list text:continue-numbering="false" text:style-name="OrgBulletedList">
        <text:list-item>
          <text:p text:style-name="Text_20_body">
Trial upgrade Rake to 0.9.3

</text:p>
        </text:list-item>
        <text:list-item>
          <text:p text:style-name="Text_20_body">
If everything blows up 

</text:p>
        </text:list-item>
      </text:list>
      <text:p text:style-name="Text_20_body">
Not advisable at this stage - Necessary if we move to Rails 3

</text:p>
      <text:h text:style-name="Heading_20_1" text:outline-level="1"><text:bookmark-start text:name="OrgXref.sec-5"/><text:bookmark text:name="sec-5"/>Use bundler<text:bookmark-end text:name="OrgXref.sec-5"/></text:h>
      <text:p text:style-name="Text_20_body">
Bundler is a standard part of Rails 3 but is compatible with Rails 2

</text:p>
      <text:h text:style-name="Heading_20_2" text:outline-level="2"><text:bookmark-start text:name="OrgXref.sec-5-1"/><text:bookmark text:name="sec-5-1"/>Advantages<text:bookmark-end text:name="OrgXref.sec-5-1"/></text:h>
      <text:h text:style-name="Heading_20_3" text:outline-level="3"><text:bookmark-start text:name="OrgXref.sec-5-1-1"/><text:bookmark text:name="sec-5-1-1"/>Standardise Deployments across Catalyst developers<text:bookmark-end text:name="OrgXref.sec-5-1-1"/></text:h>
      <text:list text:continue-numbering="false" text:style-name="OrgBulletedList">
        <text:list-item>
          <text:p text:style-name="Text_20_body">
should greatly speed up the process of people getting to work on the project

</text:p>
        </text:list-item>
        <text:list-item>
          <text:p text:style-name="Text_20_body">
might be increasingly important as Rails and gem versions become non-standard and out of date

</text:p>
        </text:list-item>
      </text:list>
      <text:h text:style-name="Heading_20_3" text:outline-level="3"><text:bookmark-start text:name="OrgXref.sec-5-1-2"/><text:bookmark text:name="sec-5-1-2"/>Lockdown a working environment<text:bookmark-end text:name="OrgXref.sec-5-1-2"/></text:h>
      <text:list text:continue-numbering="false" text:style-name="OrgBulletedList">
        <text:list-item>
          <text:p text:style-name="Text_20_body">
Specifiy a "Gemfile" that can 

</text:p>
        </text:list-item>
        <text:list-item>
          <text:p text:style-name="Text_20_body">
A Gemfile provides a central descfiption of all 

</text:p>
        </text:list-item>
      </text:list>
      <text:h text:style-name="Heading_20_3" text:outline-level="3"><text:bookmark-start text:name="OrgXref.sec-5-1-3"/><text:bookmark text:name="sec-5-1-3"/>Ease the pain of any future upgrading<text:bookmark-end text:name="OrgXref.sec-5-1-3"/></text:h>
      <text:list text:continue-numbering="false" text:style-name="OrgBulletedList">
        <text:list-item>
          <text:p text:style-name="Text_20_body">
can easily roll back to a previous working configuration 

</text:p>
        </text:list-item>
        <text:list-item>
          <text:p text:style-name="Text_20_body">
makes it easier to isolate package versions that might break code.

</text:p>
        </text:list-item>
      </text:list>
      <text:h text:style-name="Heading_20_3" text:outline-level="3"><text:bookmark-start text:name="OrgXref.sec-5-1-4"/><text:bookmark text:name="sec-5-1-4"/>Relatively simple transition away from vendor/plugins<text:bookmark-end text:name="OrgXref.sec-5-1-4"/></text:h>
      <text:list text:continue-numbering="false" text:style-name="OrgBulletedList">
        <text:list-item>
          <text:p text:style-name="Text_20_body">
just as you can specify a particular gem as a dependency of your app and tell Bundler to fetch it you can tell Bundler to pull code straight from a git repo 

</text:p>
          <text:list text:continue-numbering="true" text:style-name="OrgBulletedList">
            <text:list-item>
              <text:p text:style-name="Text_20_body">
this can be as specific as a particular branch/tag/commit 

</text:p>
            </text:list-item>
          </text:list>
        </text:list-item>
        <text:list-item>
          <text:p text:style-name="Text_20_body">
Its then relatively simple to bump the version of the plugin/gem up to the present if desired and test for breakages

</text:p>
          <text:list text:continue-numbering="true" text:style-name="OrgBulletedList">
            <text:list-item>
              <text:p text:style-name="Text_20_body">
since most plugins have now evolved to Gems this is a relatively painless way to move from the plugin form to the gem, if later desired

</text:p>
            </text:list-item>
          </text:list>
        </text:list-item>
      </text:list>
      <text:h text:style-name="Heading_20_1" text:outline-level="1"><text:bookmark-start text:name="OrgXref.sec-6"/><text:bookmark text:name="sec-6"/>Testing<text:bookmark-end text:name="OrgXref.sec-6"/></text:h>
      <text:p text:style-name="Text_20_body">
Really <text:span text:style-name="Emphasis">should</text:span> have a better automated testing suite but this is  time prohibitive at present.

</text:p>
      <text:h text:style-name="Heading_20_2" text:outline-level="2"><text:bookmark-start text:name="OrgXref.sec-6-1"/><text:bookmark text:name="sec-6-1"/>Recommendation<text:bookmark-end text:name="OrgXref.sec-6-1"/></text:h>
      <text:p text:style-name="Text_20_body">
Eave for now

</text:p>
      <text:h text:style-name="Heading_20_1" text:outline-level="1"><text:bookmark-start text:name="OrgXref.sec-7"/><text:bookmark text:name="sec-7"/>Fix Major Bugs<text:bookmark-end text:name="OrgXref.sec-7"/></text:h>
      <text:list text:continue-numbering="false" text:style-name="OrgBulletedList">
        <text:list-item>
          <text:p text:style-name="Text_20_body">
Some bugs are pretty big and dont have anything to do with Rails version or Gems.

</text:p>
        </text:list-item>
        <text:list-item>
          <text:p text:style-name="Text_20_body">
Recommend some time to fix most offensive/serious.

</text:p>
        </text:list-item>
      </text:list>
      <text:h text:style-name="Heading_20_1" text:outline-level="1"><text:bookmark-start text:name="OrgXref.sec-8"/><text:bookmark text:name="sec-8"/>Deprecated Features<text:bookmark-end text:name="OrgXref.sec-8"/></text:h>
      <text:h text:style-name="Heading_20_2" text:outline-level="2"><text:bookmark-start text:name="OrgXref.sec-8-1"/><text:bookmark text:name="sec-8-1"/>Ruby<text:bookmark-end text:name="OrgXref.sec-8-1"/></text:h>
      <text:h text:style-name="Heading_20_3" text:outline-level="3"><text:bookmark-start text:name="OrgXref.sec-8-1-1"/><text:bookmark text:name="sec-8-1-1"/>1.8.7 to 1.9.3<text:bookmark-end text:name="OrgXref.sec-8-1-1"/></text:h>
      <text:h text:style-name="Heading_20_2" text:outline-level="2"><text:bookmark-start text:name="OrgXref.sec-8-2"/><text:bookmark text:name="sec-8-2"/>Rails<text:bookmark-end text:name="OrgXref.sec-8-2"/></text:h>
      <text:h text:style-name="Heading_20_2" text:outline-level="2"><text:bookmark-start text:name="OrgXref.sec-8-3"/><text:bookmark text:name="sec-8-3"/>Rake<text:bookmark-end text:name="OrgXref.sec-8-3"/></text:h>
      <text:h text:style-name="Heading_20_3" text:outline-level="3"><text:bookmark-start text:name="OrgXref.sec-8-3-1"/><text:bookmark text:name="sec-8-3-1"/>0.9 to 10.0 - deprecated to unsuported<text:bookmark-end text:name="OrgXref.sec-8-3-1"/></text:h>
      <text:list text:continue-numbering="false" text:style-name="OrgBulletedList">
        <text:list-item>
          <text:p text:style-name="Text_20_body">
Classic namespaces are now gone. Rake is no longer able to reflect the options settings in the global variables ($rakefile, $show<text:span text:style-name="OrgSubscript">tasks</text:span>, $show<text:span text:style-name="OrgSubscript">prereqs</text:span>, $trace, $dryrun and $silent). The –classic-namespace option is no longer supported.

</text:p>
        </text:list-item>
        <text:list-item>
          <text:p text:style-name="Text_20_body">
Global constants are no longer supported. This includes Task, FileTask, FileCreationTask and RakeApp). The constant missing hook to warn about using global rake constants has been removed.

</text:p>
        </text:list-item>
        <text:list-item>
          <text:p text:style-name="Text_20_body">
The Rake DSL methods (task, file, directory, etc) are in their own module (Rake::DSL). The stub versions of these methods (that printed warnings) in Object have been removed. However, the DSL methods are added to the top-level main object. Since main is not in the inheritance tree, the presence of the DSL methods in main should be low impact on other libraries.

</text:p>
        </text:list-item>
        <text:list-item>
          <text:p text:style-name="Text_20_body">
If you want to use the Rake DSL commands from your own code, just include Rake::DSL into your own classes and modules.

</text:p>
        </text:list-item>
        <text:list-item>
          <text:p text:style-name="Text_20_body">
The deprecated syntax for task arguments (the one using :needs) has been removed.

</text:p>
        </text:list-item>
        <text:list-item>
          <text:p text:style-name="Text_20_body">
The –reduce-compat flag has been removed (it’s not needed anymore).

</text:p>
        </text:list-item>
        <text:list-item>
          <text:p text:style-name="Text_20_body">
The deprecated rake/sys.rb library has been removed.

</text:p>
        </text:list-item>
        <text:list-item>
          <text:p text:style-name="Text_20_body">
The deprecated rake/rdoctask.rb library has been removed. RDoc supplies its own rake task now.

</text:p>
        </text:list-item>
        <text:list-item>
          <text:p text:style-name="Text_20_body">
The deprecated rake/gempackagetask.rb library has been removed. Gem supplies its own package task now.

</text:p>
        </text:list-item>
      </text:list>
      <text:h text:style-name="Heading_20_3" text:outline-level="3"><text:bookmark-start text:name="OrgXref.sec-8-3-2"/><text:bookmark text:name="sec-8-3-2"/>0.8.7 to 0.9 - Some stuff deprecated<text:bookmark-end text:name="OrgXref.sec-8-3-2"/></text:h>
      <text:list text:continue-numbering="false" text:style-name="OrgBulletedList">
        <text:list-item>
          <text:p text:style-name="Text_20_body">
Rake now warns when the deprecated :needs syntax used (and suggests the proper syntax in the warning).

</text:p>
        </text:list-item>
        <text:list-item>
          <text:p text:style-name="Text_20_body">
Moved Rake DSL commands to top level ruby object ‘main’. Rake DSL commands are no longer private methods in Object. (Suggested by James M. Lawrence/quix)

</text:p>
        </text:list-item>
        <text:list-item>
          <text:p text:style-name="Text_20_body">
Rake now uses case-insensitive comparisons to find the Rakefile on Windows. Based on patch by Roger Pack.

</text:p>
        </text:list-item>
        <text:list-item>
          <text:p text:style-name="Text_20_body">
Rake now requires (instead of loads) files in the test task. Patch by Cezary Baginski.

</text:p>
        </text:list-item>
        <text:list-item>
          <text:p text:style-name="Text_20_body">
Fixed typos. Patches by Sean Scot August Moon and R.T. Lechow.

</text:p>
        </text:list-item>
        <text:list-item>
          <text:p text:style-name="Text_20_body">
Rake now prints the Rakefile directory only when it's different from the current directory. Patch by Alex Chaffee.

</text:p>
        </text:list-item>
        <text:list-item>
          <text:p text:style-name="Text_20_body">
Improved rakefile<text:span text:style-name="OrgSubscript">location</text:span> discovery on Windows. Patch by James Tucker.

</text:p>
        </text:list-item>
        <text:list-item>
          <text:p text:style-name="Text_20_body">
Rake now recognizes “Windows Server” as a windows system. Patch by Matthias Lüdtke

</text:p>
        </text:list-item>
        <text:list-item>
          <text:p text:style-name="Text_20_body">
Rake::RDocTask is deprecated. Use RDoc::Task from RDoc 2.4.2+ (require ‘rdoc/task’)

</text:p>
        </text:list-item>
        <text:list-item>
          <text:p text:style-name="Text_20_body">
Rake::GemPackageTask is deprecated. Use Gem::PackageTask (require ‘rubygems/package<text:span text:style-name="OrgSubscript">task’</text:span>)

</text:p>
        </text:list-item>
        <text:list-item>
          <text:p text:style-name="Text_20_body">
Rake now outputs various messages to $stderr instead of $stdout.

</text:p>
        </text:list-item>
        <text:list-item>
          <text:p text:style-name="Text_20_body">
Rake no longer emits warnings for Config. Patch by Santiago Pastorino.

</text:p>
        </text:list-item>
        <text:list-item>
          <text:p text:style-name="Text_20_body">
Removed Rake’s DSL methods from the top level scope. If you need to call ‘task :xzy’ in your code, include Rake::DSL into your class, or put the code in a Rake::DSL.environment do … end block.

</text:p>
        </text:list-item>
        <text:list-item>
          <text:p text:style-name="Text_20_body">
Split rake.rb into individual files.

</text:p>
        </text:list-item>
        <text:list-item>
          <text:p text:style-name="Text_20_body">
Support for the –where (-W) flag for showing where a task is defined.

</text:p>
        </text:list-item>
        <text:list-item>
          <text:p text:style-name="Text_20_body">
Fixed quoting in test task. (onestepback.org/redmine/issues/show/44, www.pivotaltracker.com/story/show/1223138)

</text:p>
        </text:list-item>
        <text:list-item>
          <text:p text:style-name="Text_20_body">
Fixed the silent option parsing problem. (onestepback.org/redmine/issues/show/47)

</text:p>
        </text:list-item>
        <text:list-item>
          <text:p text:style-name="Text_20_body">
Fixed :verbose=&gt;false flag on sh and ruby commands.

</text:p>
        </text:list-item>
        <text:list-item>
          <text:p text:style-name="Text_20_body">
Rake command line options may be given by default in a RAKEOPT environment variable.

</text:p>
        </text:list-item>
        <text:list-item>
          <text:p text:style-name="Text_20_body">
Errors in Rake will now display the task invocation chain in effect at the time of the error.

</text:p>
        </text:list-item>
        <text:list-item>
          <text:p text:style-name="Text_20_body">
Accepted change by warnickr to not expand test patterns in shell (allowing more files in the test suite).

</text:p>
        </text:list-item>
        <text:list-item>
          <text:p text:style-name="Text_20_body">
Fixed that file tasks did not perform prereq lookups in scope (Redmine #57).

</text:p>
        </text:list-item>
      </text:list>
      <text:h text:style-name="Heading_20_1" text:outline-level="1"><text:bookmark-start text:name="OrgXref.sec-9"/><text:bookmark text:name="sec-9"/>Time Breakdown<text:bookmark-end text:name="OrgXref.sec-9"/></text:h>
      <table:table table:name="Table1" table:style-name="OrgTable">
        <table:table-column table:style-name="OrgTableColumn"/>
        <table:table-column table:style-name="OrgTableColumn"/>
        <table:table-header-rows>
          <table:table-row>
            <table:table-cell table:style-name="OrgTblCellT">
              <text:p text:style-name="OrgTableHeadingLeft">Action</text:p>
            </table:table-cell>
            <table:table-cell table:style-name="OrgTblCellT">
              <text:p text:style-name="OrgTableHeadingRight">Time (hours)</text:p>
            </table:table-cell>
          </table:table-row>
        </table:table-header-rows>
        <table:table-rows>
          <table:table-row>
            <table:table-cell table:style-name="OrgTblCellT">
              <text:p text:style-name="OrgTableContentsLeft">Integrate Bundler into Project</text:p>
            </table:table-cell>
            <table:table-cell table:style-name="OrgTblCellT">
              <text:p text:style-name="OrgTableContentsRight">4</text:p>
            </table:table-cell>
          </table:table-row>
          <table:table-row>
            <table:table-cell table:style-name="OrgTblCell">
              <text:p text:style-name="OrgTableContentsLeft">Upgrade to Latest Ruby 1.8.7</text:p>
            </table:table-cell>
            <table:table-cell table:style-name="OrgTblCell">
              <text:p text:style-name="OrgTableContentsRight">2</text:p>
            </table:table-cell>
          </table:table-row>
          <table:table-row>
            <table:table-cell table:style-name="OrgTblCell">
              <text:p text:style-name="OrgTableContentsLeft">Upgrade to Rails Core</text:p>
            </table:table-cell>
            <table:table-cell table:style-name="OrgTblCell">
              <text:p text:style-name="OrgTableContentsRight">12</text:p>
            </table:table-cell>
          </table:table-row>
          <table:table-row>
            <table:table-cell table:style-name="OrgTblCell">
              <text:p text:style-name="OrgTableContentsLeft">Upgrade Rake Gem</text:p>
            </table:table-cell>
            <table:table-cell table:style-name="OrgTblCell">
              <text:p text:style-name="OrgTableContentsRight">4</text:p>
            </table:table-cell>
          </table:table-row>
          <table:table-row>
            <table:table-cell table:style-name="OrgTblCell">
              <text:p text:style-name="OrgTableContentsLeft">Test Configuration Changes</text:p>
            </table:table-cell>
            <table:table-cell table:style-name="OrgTblCell">
              <text:p text:style-name="OrgTableContentsRight">4</text:p>
            </table:table-cell>
          </table:table-row>
        </table:table-rows>
        <table:table-rows>
          <table:table-row>
            <table:table-cell table:style-name="OrgTblCellTB">
              <text:p text:style-name="OrgTableContentsLeft">TOTAL</text:p>
            </table:table-cell>
            <table:table-cell table:style-name="OrgTblCellTB">
              <text:p text:style-name="OrgTableContentsRight"/>
            </table:table-cell>
          </table:table-row>
        </table:table-rows>
      </table:table>
      <text:p text:style-name="Text_20_body">

<text:span text:style-name="Bold">Appendix</text:span>

</text:p>
      <text:h text:style-name="Heading_20_1" text:outline-level="1"><text:bookmark-start text:name="OrgXref.sec-10"/><text:bookmark text:name="sec-10"/>Plugins Notes<text:bookmark-end text:name="OrgXref.sec-10"/></text:h>
      <text:h text:style-name="Heading_20_2" text:outline-level="2"><text:bookmark-start text:name="OrgXref.sec-10-1"/><text:bookmark text:name="sec-10-1"/>acts<text:span text:style-name="OrgSubscript">as</text:span><text:span text:style-name="OrgSubscript">audited</text:span><text:bookmark-end text:name="OrgXref.sec-10-1"/></text:h>
      <text:h text:style-name="Heading_20_3" text:outline-level="3"><text:bookmark-start text:name="OrgXref.sec-10-1-1"/><text:bookmark text:name="sec-10-1-1"/>What It Does<text:bookmark-end text:name="OrgXref.sec-10-1-1"/></text:h>
      <text:p text:style-name="Text_20_body">
= acts<text:span text:style-name="OrgSubscript">as</text:span><text:span text:style-name="OrgSubscript">audited</text:span>

</text:p>
      <text:p text:style-name="Text_20_body">
 
 acts<text:span text:style-name="OrgSubscript">as</text:span><text:span text:style-name="OrgSubscript">audited</text:span> is an ActiveRecord extension that logs all changes to your models in an audits table.

</text:p>
      <text:p text:style-name="Text_20_body">
 
 The purpose of this fork is to store both the previous values and the changed value, making each audit record selfcontained.                                                                                                                              

</text:p>
      <text:h text:style-name="Heading_20_3" text:outline-level="3"><text:bookmark-start text:name="OrgXref.sec-10-1-2"/><text:bookmark text:name="sec-10-1-2"/>Current Status<text:bookmark-end text:name="OrgXref.sec-10-1-2"/></text:h>
      <text:p text:style-name="Text_20_body">
Now a gem

</text:p>
      <text:h text:style-name="Heading_20_2" text:outline-level="2"><text:bookmark-start text:name="OrgXref.sec-10-2"/><text:bookmark text:name="sec-10-2"/>acts<text:span text:style-name="OrgSubscript">as</text:span><text:span text:style-name="OrgSubscript">list</text:span><text:bookmark-end text:name="OrgXref.sec-10-2"/></text:h>
      <text:h text:style-name="Heading_20_3" text:outline-level="3"><text:bookmark-start text:name="OrgXref.sec-10-2-1"/><text:bookmark text:name="sec-10-2-1"/>What It Does<text:bookmark-end text:name="OrgXref.sec-10-2-1"/></text:h>
      <text:p text:style-name="Text_20_body">
 ActsAsList
 ==========

</text:p>
      <text:p text:style-name="Text_20_body">
 
 This acts<text:span text:style-name="OrgSubscript">as</text:span> extension provides the capabilities for sorting and reordering a number of objects in a list. The class that has   this specified needs to have a <text:span text:style-name="Strikethrough">position</text:span> column defined as an integer on the mapped database table.

</text:p>
      <text:p text:style-name="Text_20_body">
 
 Example
 =======

</text:p>
      <text:p text:style-name="Text_20_body">
 
   class TodoList &lt; ActiveRecord::Base
     has<text:span text:style-name="OrgSubscript">many</text:span> :todo<text:span text:style-name="OrgSubscript">items</text:span>, :order =&gt; "position"
   end

</text:p>
      <text:p text:style-name="Text_20_body">
 
   class TodoItem &lt; ActiveRecord::Base
     belongs<text:span text:style-name="OrgSubscript">to</text:span> :todo<text:span text:style-name="OrgSubscript">list</text:span>
     acts<text:span text:style-name="OrgSubscript">as</text:span><text:span text:style-name="OrgSubscript">list</text:span> :scope =&gt; :todo<text:span text:style-name="OrgSubscript">list</text:span>
   end

</text:p>
      <text:p text:style-name="Text_20_body">
 
   todo<text:span text:style-name="OrgSubscript">list</text:span>.first.move<text:span text:style-name="OrgSubscript">to</text:span><text:span text:style-name="OrgSubscript">bottom</text:span>
   todo<text:span text:style-name="OrgSubscript">list</text:span>.last.move<text:span text:style-name="OrgSubscript">higher</text:span>

</text:p>
      <text:h text:style-name="Heading_20_3" text:outline-level="3"><text:bookmark-start text:name="OrgXref.sec-10-2-2"/><text:bookmark text:name="sec-10-2-2"/>Current Status<text:bookmark-end text:name="OrgXref.sec-10-2-2"/></text:h>
      <text:p text:style-name="Text_20_body">
Now a gem

</text:p>
      <text:h text:style-name="Heading_20_2" text:outline-level="2"><text:bookmark-start text:name="OrgXref.sec-10-3"/><text:bookmark text:name="sec-10-3"/>acts<text:span text:style-name="OrgSubscript">as</text:span><text:span text:style-name="OrgSubscript">tree</text:span><text:bookmark-end text:name="OrgXref.sec-10-3"/></text:h>
      <text:h text:style-name="Heading_20_3" text:outline-level="3"><text:bookmark-start text:name="OrgXref.sec-10-3-1"/><text:bookmark text:name="sec-10-3-1"/>What It Does<text:bookmark-end text:name="OrgXref.sec-10-3-1"/></text:h>
      <text:p text:style-name="Text_20_body">
 acts<text:span text:style-name="OrgSubscript">as</text:span><text:span text:style-name="OrgSubscript">tree</text:span>
 ============

</text:p>
      <text:p text:style-name="Text_20_body">
 
 Specify this <text:span text:style-name="Strikethrough">acts<text:span text:style-name="OrgSubscript">as</text:span></text:span> extension if you want to model a tree structure by providing a parent association and a children association. This requires that you have a foreign key column, which by default is called <text:span text:style-name="Strikethrough">parent<text:span text:style-name="OrgSubscript">id</text:span></text:span>.

</text:p>
      <text:p text:style-name="Text_20_body">
 
   class Category &lt; ActiveRecord::Base
     acts<text:span text:style-name="OrgSubscript">as</text:span><text:span text:style-name="OrgSubscript">tree</text:span> :order =&gt; "name"
   end

</text:p>
      <text:p text:style-name="Text_20_body">
 
   Example:
   root
    _ child1
         _ subchild1
         _ subchild2

</text:p>
      <text:p text:style-name="Text_20_body">
 
   root      = Category.create("name" =&gt; "root")
   child1    = root.children.create("name" =&gt; "child1")
   subchild1 = child1.children.create("name" =&gt; "subchild1")

</text:p>
      <text:p text:style-name="Text_20_body">
 
   root.parent   # =&gt; nil
   child1.parent # =&gt; root
   root.children # =&gt; [child1]
   root.children.first.children.first # =&gt; subchild1

</text:p>
      <text:h text:style-name="Heading_20_3" text:outline-level="3"><text:bookmark-start text:name="OrgXref.sec-10-3-2"/><text:bookmark text:name="sec-10-3-2"/>Current Status<text:bookmark-end text:name="OrgXref.sec-10-3-2"/></text:h>
      <text:p text:style-name="Text_20_body">
Now a gem
<text:span text:style-name="Underline">We no longer support Ruby 1.8 or versions if Rails/ActiveRecord older than 3.0. If you're using a version of ActiveRecord older than 3.0 please use 0.1.1.</text:span>

</text:p>
      <text:h text:style-name="Heading_20_2" text:outline-level="2"><text:bookmark-start text:name="OrgXref.sec-10-4"/><text:bookmark text:name="sec-10-4"/>acts<text:span text:style-name="OrgSubscript">as</text:span><text:span text:style-name="OrgSubscript">tsearch</text:span><text:bookmark-end text:name="OrgXref.sec-10-4"/></text:h>
      <text:h text:style-name="Heading_20_3" text:outline-level="3"><text:bookmark-start text:name="OrgXref.sec-10-4-1"/><text:bookmark text:name="sec-10-4-1"/>What It Does<text:bookmark-end text:name="OrgXref.sec-10-4-1"/></text:h>
      <text:p text:style-name="Text_20_body">
 ActsAsTsearch
 =============

</text:p>
      <text:p text:style-name="Text_20_body">
 
 Acts<text:span text:style-name="OrgSubscript">as</text:span><text:span text:style-name="OrgSubscript">tsearch</text:span> is a plugin for Ruby on Rails which makes it simple to implement scalable, full text search for Rails if        you're using PostgreSQL as your database. It wraps the built-in full text search engine of PostgreSQL with a familiar           'acts<text:span text:style-name="OrgSubscript">as'</text:span> implementation.

</text:p>
      <text:h text:style-name="Heading_20_3" text:outline-level="3"><text:bookmark-start text:name="OrgXref.sec-10-4-2"/><text:bookmark text:name="sec-10-4-2"/>Current Status<text:bookmark-end text:name="OrgXref.sec-10-4-2"/></text:h>
      <text:p text:style-name="Text_20_body">
Does not seem to be packaged as a gem
May be able to get bundler to source it from Github or this may be an alternative:
<text:a xlink:type="simple" xlink:href="https://github.com/dougal/acts_as_indexed">https://github.com/dougal/acts_as_indexed</text:a>

</text:p>
      <text:h text:style-name="Heading_20_2" text:outline-level="2"><text:bookmark-start text:name="OrgXref.sec-10-5"/><text:bookmark text:name="sec-10-5"/>country<text:span text:style-name="OrgSubscript">select</text:span><text:bookmark-end text:name="OrgXref.sec-10-5"/></text:h>
      <text:h text:style-name="Heading_20_3" text:outline-level="3"><text:bookmark-start text:name="OrgXref.sec-10-5-1"/><text:bookmark text:name="sec-10-5-1"/>What It Does<text:bookmark-end text:name="OrgXref.sec-10-5-1"/></text:h>
      <text:p text:style-name="Text_20_body">
CountrySelect
=============

</text:p>
      <text:p text:style-name="Text_20_body">

Provides a simple helper to get an HTML select list of countries.  The list of countries comes from the ISO 3166 standard.  While it is a relatively neutral source of country names, it will still offend some users.

</text:p>
      <text:p text:style-name="Text_20_body">

Users are strongly advised to evaluate the suitability of this list given their user base.

</text:p>
      <text:h text:style-name="Heading_20_3" text:outline-level="3"><text:bookmark-start text:name="OrgXref.sec-10-5-2"/><text:bookmark text:name="sec-10-5-2"/>Current Status<text:bookmark-end text:name="OrgXref.sec-10-5-2"/></text:h>
      <text:p text:style-name="Text_20_body">
Since forked as a gem

</text:p>
      <text:h text:style-name="Heading_20_2" text:outline-level="2"><text:bookmark-start text:name="OrgXref.sec-10-6"/><text:bookmark text:name="sec-10-6"/>db<text:span text:style-name="OrgSubscript">populate</text:span><text:bookmark-end text:name="OrgXref.sec-10-6"/></text:h>
      <text:p text:style-name="Text_20_body">
no info

</text:p>
      <text:h text:style-name="Heading_20_2" text:outline-level="2"><text:bookmark-start text:name="OrgXref.sec-10-7"/><text:bookmark text:name="sec-10-7"/>declarative<text:span text:style-name="OrgSubscript">authorization</text:span><text:bookmark-end text:name="OrgXref.sec-10-7"/></text:h>
      <text:h text:style-name="Heading_20_3" text:outline-level="3"><text:bookmark-start text:name="OrgXref.sec-10-7-1"/><text:bookmark text:name="sec-10-7-1"/>What It Does<text:bookmark-end text:name="OrgXref.sec-10-7-1"/></text:h>
      <text:p text:style-name="Text_20_body">
 The declarative authorization plugin offers an authorization mechanism inspired
 by <text:span text:style-name="Underline">RBAC</text:span>.  The most notable distinction to existing authorization plugins is the
 declarative authorization approach.  That is, authorization rules are not
 programmatically in between business logic but in an authorization configuration.

</text:p>
      <text:p text:style-name="Text_20_body">
 
 Currently, Rails authorization plugins only provide for programmatic
 authorization rules.  That is, the developer needs to specify which roles are
 allowed to access a specific controller action or a part of a view, which is
 not DRY.  With a growing application code base and functions, as it happens
 especially in agile development processes, it may be decided to introduce new
 roles.  Then, at several places of the source code the new group needs to be
 added, possibly leading to omissions and thus hard to test errors.  Another
 aspect are changing authorization requirements in development or
 even after taking the application into production.  Then, privileges of
 certain roles need to be easily adjusted when the original assumptions
 concerning access control prove unrealistic.  In these situations, a
 declarative approach as offered by this plugin increases the development
 and maintenance efficiency.

</text:p>
      <text:h text:style-name="Heading_20_3" text:outline-level="3"><text:bookmark-start text:name="OrgXref.sec-10-7-2"/><text:bookmark text:name="sec-10-7-2"/>Current Status<text:bookmark-end text:name="OrgXref.sec-10-7-2"/></text:h>
      <text:p text:style-name="Text_20_body">
Now a gem

</text:p>
      <text:h text:style-name="Heading_20_2" text:outline-level="2"><text:bookmark-start text:name="OrgXref.sec-10-8"/><text:bookmark text:name="sec-10-8"/>default<text:span text:style-name="OrgSubscript">value</text:span><text:span text:style-name="OrgSubscript">for</text:span><text:bookmark-end text:name="OrgXref.sec-10-8"/></text:h>
      <text:h text:style-name="Heading_20_3" text:outline-level="3"><text:bookmark-start text:name="OrgXref.sec-10-8-1"/><text:bookmark text:name="sec-10-8-1"/>What It Does<text:bookmark-end text:name="OrgXref.sec-10-8-1"/></text:h>
      <text:p text:style-name="Text_20_body">
 = Introduction

</text:p>
      <text:p text:style-name="Text_20_body">
 
 The default<text:span text:style-name="OrgSubscript">value</text:span><text:span text:style-name="OrgSubscript">for</text:span> plugin allows one to define default values for ActiveRecord
 models in a declarative manner. For example:

</text:p>
      <text:p text:style-name="Text_20_body">
 
   class User &lt; ActiveRecord::Base
     default<text:span text:style-name="OrgSubscript">value</text:span><text:span text:style-name="OrgSubscript">for</text:span> :name, "(no name)"
     default<text:span text:style-name="OrgSubscript">value</text:span><text:span text:style-name="OrgSubscript">for</text:span> :last<text:span text:style-name="OrgSubscript">seen</text:span> do
       Time.now
     end
   end

</text:p>
      <text:p text:style-name="Text_20_body">
   
   u = User.new
   u.name       # =&gt; "(no name)"
   u.last<text:span text:style-name="OrgSubscript">seen</text:span>  # =&gt; Mon Sep 22 17:28:38 +0200 2008

</text:p>
      <text:p text:style-name="Text_20_body">
 
 <text:span text:style-name="Bold">Note</text:span>: critics might be interested in the "When (not) to use default<text:span text:style-name="OrgSubscript">value</text:span><text:span text:style-name="OrgSubscript">for</text:span>?"
 section. Please read on.

</text:p>
      <text:h text:style-name="Heading_20_3" text:outline-level="3"><text:bookmark-start text:name="OrgXref.sec-10-8-2"/><text:bookmark text:name="sec-10-8-2"/>Current Status<text:bookmark-end text:name="OrgXref.sec-10-8-2"/></text:h>
      <text:p text:style-name="Text_20_body">
Now a gem

</text:p>
      <text:h text:style-name="Heading_20_2" text:outline-level="2"><text:bookmark-start text:name="OrgXref.sec-10-9"/><text:bookmark text:name="sec-10-9"/>delayed<text:span text:style-name="OrgSubscript">job</text:span><text:bookmark-end text:name="OrgXref.sec-10-9"/></text:h>
      <text:h text:style-name="Heading_20_3" text:outline-level="3"><text:bookmark-start text:name="OrgXref.sec-10-9-1"/><text:bookmark text:name="sec-10-9-1"/>What It Does<text:bookmark-end text:name="OrgXref.sec-10-9-1"/></text:h>
      <text:p text:style-name="Text_20_body">
Delated<text:span text:style-name="OrgSubscript">job</text:span> (or DJ) encapsulates the common pattern of asynchronously executing longer tasks in the background.

</text:p>
      <text:p text:style-name="Text_20_body">
      
 It is a direct extraction from Shopify where the job table is responsible for a multitude of core tasks. Amongst those tasks    are: 

</text:p>
      <text:list text:continue-numbering="false" text:style-name="OrgBulletedList">
        <text:list-item>
          <text:p text:style-name="Text_20_body">
sending massive newsletters

</text:p>
        </text:list-item>
        <text:list-item>
          <text:p text:style-name="Text_20_body">
image resizing

</text:p>
        </text:list-item>
        <text:list-item>
          <text:p text:style-name="Text_20_body">
http downloads

</text:p>
        </text:list-item>
        <text:list-item>
          <text:p text:style-name="Text_20_body">
updating smart collections

</text:p>
        </text:list-item>
        <text:list-item>
          <text:p text:style-name="Text_20_body">
updating solr, our search server, after product changes

</text:p>
        </text:list-item>
        <text:list-item>
          <text:p text:style-name="Text_20_body">
batch imports 

</text:p>
        </text:list-item>
        <text:list-item>
          <text:p text:style-name="Text_20_body">
spam checks 

</text:p>
        </text:list-item>
      </text:list>
      <text:h text:style-name="Heading_20_2" text:outline-level="2"><text:bookmark-start text:name="OrgXref.sec-10-10"/><text:bookmark text:name="sec-10-10"/>exception<text:span text:style-name="OrgSubscript">notification</text:span><text:bookmark-end text:name="OrgXref.sec-10-10"/></text:h>
      <text:h text:style-name="Heading_20_3" text:outline-level="3"><text:bookmark-start text:name="OrgXref.sec-10-10-1"/><text:bookmark text:name="sec-10-10-1"/>What It Does<text:bookmark-end text:name="OrgXref.sec-10-10-1"/></text:h>
      <text:p text:style-name="Text_20_body">
= Exception Notifier Plugin for Rails

</text:p>
      <text:p text:style-name="Text_20_body">

The Exception Notifier plugin provides a mailer object and a default set of
templates for sending email notifications when errors occur in a Rails
application. The plugin is configurable, allowing programmers to specify:

</text:p>
      <text:list text:continue-numbering="false" text:style-name="OrgBulletedList">
        <text:list-item>
          <text:p text:style-name="Text_20_body">
the sender address of the email

</text:p>
        </text:list-item>
        <text:list-item>
          <text:p text:style-name="Text_20_body">
the recipient addresses

</text:p>
        </text:list-item>
        <text:list-item>
          <text:p text:style-name="Text_20_body">
the text used to prefix the subject line

</text:p>
        </text:list-item>
      </text:list>
      <text:p text:style-name="Text_20_body">

The email includes information about the current request, session, and
environment, and also gives a backtrace of the exception.

</text:p>
      <text:h text:style-name="Heading_20_3" text:outline-level="3"><text:bookmark-start text:name="OrgXref.sec-10-10-2"/><text:bookmark text:name="sec-10-10-2"/>Current Status<text:bookmark-end text:name="OrgXref.sec-10-10-2"/></text:h>
      <text:p text:style-name="Text_20_body">
Now a gem

</text:p>
      <text:h text:style-name="Heading_20_2" text:outline-level="2"><text:bookmark-start text:name="OrgXref.sec-10-11"/><text:bookmark text:name="sec-10-11"/>localized<text:span text:style-name="OrgSubscript">dates</text:span><text:bookmark-end text:name="OrgXref.sec-10-11"/></text:h>
      <text:h text:style-name="Heading_20_3" text:outline-level="3"><text:bookmark-start text:name="OrgXref.sec-10-11-1"/><text:bookmark text:name="sec-10-11-1"/>What It Does<text:bookmark-end text:name="OrgXref.sec-10-11-1"/></text:h>
      <text:p text:style-name="Text_20_body">
localized<text:span text:style-name="OrgSubscript">dates</text:span>
=================

</text:p>
      <text:p text:style-name="Text_20_body">

The localized<text:span text:style-name="OrgSubscript">dates</text:span> plugin takes away some of the pain of localizing dates and times. It leverages the power of the
Rails i18n plugin (<text:a xlink:type="simple" xlink:href="http://rails-i18n.org/">http://rails-i18n.org/</text:a>) to facilitate localization of dates and times.

</text:p>
      <text:h text:style-name="Heading_20_3" text:outline-level="3"><text:bookmark-start text:name="OrgXref.sec-10-11-2"/><text:bookmark text:name="sec-10-11-2"/>Current Status<text:bookmark-end text:name="OrgXref.sec-10-11-2"/></text:h>
      <text:p text:style-name="Text_20_body">
Still a plugin i think

</text:p>
      <text:h text:style-name="Heading_20_2" text:outline-level="2"><text:bookmark-start text:name="OrgXref.sec-10-12"/><text:bookmark text:name="sec-10-12"/>restful<text:span text:style-name="OrgSubscript">authentication</text:span><text:bookmark-end text:name="OrgXref.sec-10-12"/></text:h>
      <text:h text:style-name="Heading_20_3" text:outline-level="3"><text:bookmark-start text:name="OrgXref.sec-10-12-1"/><text:bookmark text:name="sec-10-12-1"/>What It Does<text:bookmark-end text:name="OrgXref.sec-10-12-1"/></text:h>
      <text:p text:style-name="Text_20_body">
"Restful Authentication Generator":<text:a xlink:type="simple" xlink:href="http://github.com/technoweenie/restful-authentication">http://github.com/technoweenie/restful-authentication</text:a>

</text:p>
      <text:p text:style-name="Text_20_body">

This widely-used plugin provides a foundation for securely managing user
authentication:

</text:p>
      <text:list text:continue-numbering="false" text:style-name="OrgBulletedList">
        <text:list-item>
          <text:p text:style-name="Text_20_body">
Login / logout

</text:p>
        </text:list-item>
        <text:list-item>
          <text:p text:style-name="Text_20_body">
Secure password handling

</text:p>
        </text:list-item>
        <text:list-item>
          <text:p text:style-name="Text_20_body">
Account activation by validating email

</text:p>
        </text:list-item>
        <text:list-item>
          <text:p text:style-name="Text_20_body">
Account approval / disabling by admin

</text:p>
        </text:list-item>
        <text:list-item>
          <text:p text:style-name="Text_20_body">
Rudimentary hooks for authorization and access control.

</text:p>
        </text:list-item>
      </text:list>
      <text:h text:style-name="Heading_20_3" text:outline-level="3"><text:bookmark-start text:name="OrgXref.sec-10-12-2"/><text:bookmark text:name="sec-10-12-2"/>Current Status<text:bookmark-end text:name="OrgXref.sec-10-12-2"/></text:h>
      <text:p text:style-name="Text_20_body">
Still a plugin

</text:p>
      <text:h text:style-name="Heading_20_2" text:outline-level="2"><text:bookmark-start text:name="OrgXref.sec-10-13"/><text:bookmark text:name="sec-10-13"/>theme<text:span text:style-name="OrgSubscript">support</text:span><text:bookmark-end text:name="OrgXref.sec-10-13"/></text:h>
      <text:h text:style-name="Heading_20_3" text:outline-level="3"><text:bookmark-start text:name="OrgXref.sec-10-13-1"/><text:bookmark text:name="sec-10-13-1"/>What It Does<text:bookmark-end text:name="OrgXref.sec-10-13-1"/></text:h>
      <text:p text:style-name="Text_20_body">
= Theme Support for Rails Applications

</text:p>
      <text:p text:style-name="Text_20_body">

This plugin provides support for themes to the rails application environment. 
It supports theme specific images, stylesheets, javascripts, and views. The 
views can be in ERb (rhtml) or liquid formats. Optionally, you can configure 
the theme system to ignore any templates except liquid ones.

</text:p>
      <text:h text:style-name="Heading_20_3" text:outline-level="3"><text:bookmark-start text:name="OrgXref.sec-10-13-2"/><text:bookmark text:name="sec-10-13-2"/>Current Status<text:bookmark-end text:name="OrgXref.sec-10-13-2"/></text:h>
      <text:p text:style-name="Text_20_body">
Replaced by a forked gem version:
<text:a xlink:type="simple" xlink:href="https://github.com/lucasefe/themes_for_rails">https://github.com/lucasefe/themes_for_rails</text:a>

</text:p>
      <text:h text:style-name="Heading_20_2" text:outline-level="2"><text:bookmark-start text:name="OrgXref.sec-10-14"/><text:bookmark text:name="sec-10-14"/>tiny<text:span text:style-name="OrgSubscript">mce</text:span><text:bookmark-end text:name="OrgXref.sec-10-14"/></text:h>
      <text:h text:style-name="Heading_20_3" text:outline-level="3"><text:bookmark-start text:name="OrgXref.sec-10-14-1"/><text:bookmark text:name="sec-10-14-1"/>What It Does<text:bookmark-end text:name="OrgXref.sec-10-14-1"/></text:h>
      <text:p text:style-name="Text_20_body">
This plugin provides for the installation and utilization of TinyMCE 3.2.2 in Ruby on Rails
applications.
TinyMCE is a WYSIWYG HTML editing component released under the GNU Public License 2.1 (GPL 2.1) by Moxiecode Systems (<text:a xlink:type="simple" xlink:href="http://tinymce.moxiecode.com/">http://tinymce.moxiecode.com/</text:a>)

</text:p>
      <text:h text:style-name="Heading_20_3" text:outline-level="3"><text:bookmark-start text:name="OrgXref.sec-10-14-2"/><text:bookmark text:name="sec-10-14-2"/>Current Status<text:bookmark-end text:name="OrgXref.sec-10-14-2"/></text:h>
      <text:p text:style-name="Text_20_body">
Still a plugin it seems

</text:p>
      <text:h text:style-name="Heading_20_2" text:outline-level="2"><text:bookmark-start text:name="OrgXref.sec-10-15"/><text:bookmark text:name="sec-10-15"/>unobtrusive<text:bookmark-end text:name="OrgXref.sec-10-15"/></text:h>
      <text:h text:style-name="Heading_20_3" text:outline-level="3"><text:bookmark-start text:name="OrgXref.sec-10-15-1"/><text:bookmark text:name="sec-10-15-1"/>What It Does<text:bookmark-end text:name="OrgXref.sec-10-15-1"/></text:h>
      <text:p text:style-name="Text_20_body">
== Unobtrusive

</text:p>
      <text:p text:style-name="Text_20_body">

This is a simple file-copying plugin to ease the process of using specific Javascript libraries in your Rails application.

</text:p>
      <text:p text:style-name="Text_20_body">

It includes the LowPro library by Dan Webb, some of his behaviors, the latest version of prototype.js, and a sample unobtrusive.js for you to edit.

</text:p>
      <text:p text:style-name="Text_20_body">

The unobtrusive.js file is yours to edit (or rename). You'll also need to include these files in the HTML templates in which you want to use them.

</text:p>
      <text:p text:style-name="Text_20_body">

== Usage

</text:p>
      <text:p text:style-name="Text_20_body">

  ./script/plugin install git://github.com/dwg/unobtrusive.git

</text:p>
      <text:p text:style-name="Text_20_body">

  ./script/generate unobtrusive

</text:p>
      <text:p text:style-name="Text_20_body">
  
  &lt;%= javascript<text:span text:style-name="OrgSubscript">include</text:span><text:span text:style-name="OrgSubscript">tag</text:span> :unobtrusive %&gt;

</text:p>
      <text:h text:style-name="Heading_20_3" text:outline-level="3"><text:bookmark-start text:name="OrgXref.sec-10-15-2"/><text:bookmark text:name="sec-10-15-2"/>Current Status<text:bookmark-end text:name="OrgXref.sec-10-15-2"/></text:h>
      <text:p text:style-name="Text_20_body">
Still a plugi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al Henke</dc:creator>
    <meta:initial-creator>Hal Henke</meta:initial-creator>
    <dc:date>2012-12-10T12:00:52+11:00</dc:date>
    <meta:creation-date>2012-12-10T12:00:52+11:00</meta:creation-date>
    <meta:generator>Org-7.8.11/Emacs-24.2.1</meta:generator>
    <meta:keyword/>
    <dc:subject/>
    <dc:title>Hurricane Proposal</dc:title>
  </office:meta>
</office:document-meta>
</file>